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</style:style>
    <style:style style:name="P8" style:family="paragraph" style:parent-style-name="UrbanBody">
      <style:paragraph-properties fo:text-align="justify" style:justify-single-word="false"/>
      <style:text-properties style:font-name="Calibri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UrbanTitle">
      <style:text-properties style:font-name="Arial" fo:font-size="14pt" style:font-size-asian="14pt" style:font-size-complex="14pt"/>
    </style:style>
    <style:style style:name="P1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Cadre2" text:anchor-type="paragraph" svg:x="0cm" svg:y="0.307cm" svg:width="7.128cm" draw:z-index="1"><draw:text-box fo:min-height="5.226cm"><text:p text:style-name="P5"><office:annotation><dc:creator>Gauthier Bastien</dc:creator><dc:date>2011-01-13T14:56:41</dc:date><text:p text:style-name="P12"><text:span text:style-name="T5">do text</text:span></text:p><text:p text:style-name="P12"><text:span text:style-name="T5">from document(at=header, format='odt')</text:span></text:p></office:annotation><text:span text:style-name="T2">Import depuis header.odt</text:span></text:p></draw:text-box></draw:frame></text:p>
      <text:p text:style-name="P1"/>
      <text:p text:style-name="P1"/>
      <text:p text:style-name="P1"><draw:frame draw:style-name="fr3" draw:name="Cadre1" text:anchor-type="paragraph" svg:x="9.088cm" svg:y="0.316cm" svg:width="7.631cm" svg:height="3.193cm" draw:z-index="2"><draw:text-box><text:p text:style-name="Frame_20_contents"><office:annotation><dc:creator>Gauthier Bastien</dc:creator><dc:date>2011-02-16T14:49:10</dc:date><text:p text:style-name="P12"><text:span text:style-name="T5">do text if not len(self.getApplicants()) &gt; 1</text:span></text:p><text:p text:style-name="P12"><text:span text:style-name="T5">from xhtml(</text:span><text:span text:style-name="T6">tool.decorateHTML('UrbanAddress', </text:span><text:span text:style-name="T5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12"><text:span text:style-name="T5">do text if </text:span><text:span text:style-name="T6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9"><office:annotation><dc:creator>Gauthier Bastien</dc:creator><dc:date>2011-02-17T09:18:17</dc:date><text:p text:style-name="P12"><text:span text:style-name="T5">do text if </text:span><text:span text:style-name="T6">len(self.getApplicants()) &gt; 1</text:span></text:p></office:annotation><text:text-input text:description="Plusieurs demandeurs">self.getMultipleApplicants(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Cadre4" text:anchor-type="paragraph" svg:x="1.776cm" svg:y="0.201cm" svg:width="15.192cm" draw:z-index="0"><draw:text-box fo:min-height="2.286cm"><text:p text:style-name="Frame_20_contents"><office:annotation><dc:creator>Gauthier Bastien</dc:creator><dc:date>2011-01-13T14:56:41</dc:date><text:p text:style-name="P12"><text:span text:style-name="T9">do text</text:span></text:p><text:p text:style-name="P12"><text:span text:style-name="T9">from document(at=references, format='odt')</text:span></text:p></office:annotation><text:span text:style-name="T2">Import depuis references.odt</text:span></text:p></draw:text-box></draw:frame></text:p>
      <text:p text:style-name="P4">INFORMATION RELATIVE A LA PROROGATION DE VOTRE DEMANDE DE PERMIS D'URBANISME</text:p>
      <text:p text:style-name="P7"/>
      <text:p text:style-name="P7"/>
      <text:p text:style-name="P7"><office:annotation><dc:creator>Gauthier Bastien</dc:creator><dc:date>2011-02-16T16:12:24</dc:date><text:p text:style-name="P12"><text:span text:style-name="T8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2"><text:span text:style-name="T7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7"><text:span text:style-name="T1">Objet :</text:span> <text:text-input text:description="Objet des travaux">licence_helper.licenceSubject</text:text-input></text:p>
      <text:p text:style-name="P7"><text:span text:style-name="T1">Situation :</text:span> <text:text-input text:description="Situation des travaux">self.getWorkLocationSignaletic()</text:text-input></text:p>
      <text:p text:style-name="P7"><text:span text:style-name="T1">Référence cadastrale :</text:span> <text:text-input text:description="Bien-Parcelles">licence_view.get_parcels()</text:text-input></text:p>
      <text:p text:style-name="P7"/>
      <text:p text:style-name="P7"/>
      <text:p text:style-name="P7"><office:annotation><dc:creator>Gauthier Bastien</dc:creator><dc:date>2011-02-21T09:23:46</dc:date><text:p text:style-name="P12"><text:span text:style-name="T6">do text if len(self.getArchitects()) == 1</text:span></text:p></office:annotation><text:text-input text:description="Titre du demandeur">self.getArchitects()[0].getPersonTitleValue()</text:text-input>,</text:p>
      <text:p text:style-name="P7"><office:annotation><dc:creator>Gauthier Bastien</dc:creator><dc:date>2011-02-21T09:23:46</dc:date><text:p text:style-name="P12"><text:span text:style-name="T6">do text if len(self.getArchitects()) &gt; 1</text:span></text:p></office:annotation><text:span text:style-name="T3">&lt;%Titre%&gt;</text:span>,</text:p>
      <text:p text:style-name="P7"/>
      <text:p text:style-name="P7">Par la présente, nous vous informons que notre Collège Communal du ... a décidé de proroger de 30 jours le délai d'instruction de votre demande de permis et ce, conformément à l'article D.IV.46 du Code de Développement Territorial.</text:p>
      <text:p text:style-name="P7"/>
      <text:p text:style-name="P7"><office:annotation><dc:creator>Gauthier Bastien</dc:creator><dc:date>2011-02-21T09:23:46</dc:date><text:p text:style-name="P12"><text:span text:style-name="T6">do text if not len(self.getArchitects()) &gt; 1</text:span></text:p></office:annotation>Demeurant à votre disposition, nous vous prions d'agréer, <text:text-input text:description="Titre du demandeur">self.getArchitects()[0].getPersonTitleValue()</text:text-input>, nos salutations distinguées.</text:p>
      <text:p text:style-name="P6"><office:annotation><dc:creator>Gauthier Bastien</dc:creator><dc:date>2011-02-21T09:23:46</dc:date><text:p text:style-name="P12"><text:span text:style-name="T6">do text if len(self.getArchitects()) &gt; 1</text:span></text:p></office:annotation>Demeurant à votre disposition, nous vous prions d'agréer, <text:span text:style-name="T3">&lt;%Titre%&gt;</text:span>, nos salutations distinguées.</text:p>
      <text:p text:style-name="P6"/>
      <text:p text:style-name="P6"/>
      <text:p text:style-name="P6"/>
      <text:p text:style-name="P8"><office:annotation><dc:creator>Gauthier Bastien</dc:creator><dc:date>2011-01-13T14:56:41</dc:date><text:p text:style-name="P12"><text:span text:style-name="T5">do text</text:span></text:p><text:p text:style-name="P12"><text:span text:style-name="T5">from document(at=signature, format='odt')</text:span></text:p></office:annotation>Import depuis signature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7-12-07T09:56:14.901460254</dc:date>
    <meta:editing-duration>PT2H59M26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31" meta:character-count="1041" meta:non-whitespace-character-count="945"/>
  </office:meta>
</office:document-meta>
</file>